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c70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#!/bin/bash</text:p>
      <text:p text:style-name="Text_20_body"/>
      <text:p text:style-name="Text_20_body"><text:line-break/>db=<text:span text:style-name="T1">magento</text:span>;<text:line-break/>db_user=<text:span text:style-name="T1">magento</text:span><text:line-break/>db_pass=<text:span text:style-name="T1">magento</text:span></text:p>
      <text:p text:style-name="Text_20_body"/>
      <text:p text:style-name="Text_20_body">mysql &lt;&lt;MYSQL_SCRIPT</text:p>
      <text:p text:style-name="Text_20_body"/>
      <text:p text:style-name="Text_20_body">CREATE DATABASE $db;<text:line-break/>CREATE USER '$db_use'@'localhost' IDENTIFIED BY '<text:span text:style-name="T1">$</text:span>db_pass';<text:line-break/>GRANT ALL PRIVILEGES ON $db.* TO '$db_user'@'localhost';<text:line-break/>FLUSH PRIVILEGES;<text:line-break/>MYSQL_SCRIPT</text:p>
      <text:p text:style-name="Text_20_body"/>
      <text:p text:style-name="Text_20_body">echo "MySQL user created."<text:line-break/>echo "Username: $db_user"<text:line-break/>echo "Password: $db_pass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0T16:47:23.644939884</meta:creation-date>
    <dc:date>2021-12-10T18:07:44.689341141</dc:date>
    <meta:editing-duration>PT1H13M58S</meta:editing-duration>
    <meta:editing-cycles>1</meta:editing-cycles>
    <meta:document-statistic meta:table-count="0" meta:image-count="0" meta:object-count="0" meta:page-count="1" meta:paragraph-count="5" meta:word-count="35" meta:character-count="321" meta:non-whitespace-character-count="290"/>
    <meta:generator>LibreOffice/6.0.7.3$Linux_X86_64 LibreOffice_project/00m0$Build-3</meta:generator>
  </office:meta>
</office:document-meta>
</file>